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pring JDBC Part 1</text:span></text:p>
      <text:p text:style-name="P1"/>
      <text:p text:style-name="Standard"><text:span text:style-name="T1">1. What are the following things we don't need to perform in Spring JDBC Template?</text:span></text:p>
      <text:p text:style-name="Standard">a. We need to write a lot of code before and after executing the query,such as creating</text:p>
      <text:p text:style-name="Standard">connection,statement, ,closing resultset,connection etc.</text:p>
      <text:p text:style-name="Standard">b. need to perform exception handling on the database logic.</text:p>
      <text:p text:style-name="Standard">c. Need to handle transaction</text:p>
      <text:p text:style-name="Standard">d. All of the Above.</text:p>
      <text:p text:style-name="Standard"/>
      <text:p text:style-name="Standard"/>
      <text:p text:style-name="Standard"><text:span text:style-name="T1">2 Spring _________ is a powerful mechanism to connect to the database and execute</text:span></text:p>
      <text:p text:style-name="Standard"><text:span text:style-name="T1">SQL queries.</text:span></text:p>
      <text:p text:style-name="Standard">a. JDBC Template</text:p>
      <text:p text:style-name="Standard">b. IOC Container</text:p>
      <text:p text:style-name="Standard">c. Spring MVC</text:p>
      <text:p text:style-name="Standard">d. Spring AOP</text:p>
      <text:p text:style-name="Standard"/>
      <text:p text:style-name="Standard"/>
      <text:p text:style-name="Standard"><text:span text:style-name="T1">3 The Spring JDBC template converts the standard JDBC SQLException into ............</text:span></text:p>
      <text:p text:style-name="Standard">a. Runtime Exceptions.</text:p>
      <text:p text:style-name="Standard"><text:soft-page-break/>b.ClassNotFoundException</text:p>
      <text:p text:style-name="Standard">c.CompiletimeExceptions</text:p>
      <text:p text:style-name="Standard">d. Vendor Specific error Messages.</text:p>
      <text:p text:style-name="Standard"/>
      <text:p text:style-name="Standard"/>
      <text:p text:style-name="Standard"><text:span text:style-name="T1">4 In Spring JDBC Template queryForList() returns..........</text:span></text:p>
      <text:p text:style-name="Standard">a. List of HashMaps.</text:p>
      <text:p text:style-name="Standard">b. POJO Class object.</text:p>
      <text:p text:style-name="Standard">c. Integer</text:p>
      <text:p text:style-name="Standard">d. String</text:p>
      <text:p text:style-name="Standard"/>
      <text:p text:style-name="Standard"/>
      <text:p text:style-name="Standard"><text:span text:style-name="T1">5 public int update(String query) is used for ..........</text:span></text:p>
      <text:p text:style-name="Standard">a. insert</text:p>
      <text:p text:style-name="Standard">b. update</text:p>
      <text:p text:style-name="Standard">c. delete</text:p>
      <text:p text:style-name="Standard">d. All of the above.</text:p>
      <text:p text:style-name="Standard"/>
      <text:p text:style-name="Standard"/>
      <text:p text:style-name="Standard"><text:span text:style-name="T1">6 Spring framework provide ............class for configuring DataSource in bean</text:span></text:p>
      <text:p text:style-name="Standard"><text:span text:style-name="T1">configuration file.</text:span></text:p>
      <text:p text:style-name="Standard"><text:soft-page-break/>a. DriverManagerDataSource</text:p>
      <text:p text:style-name="Standard">b. DriverManagerSourceFile</text:p>
      <text:p text:style-name="Standard">c. DataSource</text:p>
      <text:p text:style-name="Standard">d. DataSourceDriverManager</text:p>
      <text:p text:style-name="Standard"/>
      <text:p text:style-name="Standard"/>
      <text:p text:style-name="Standard"><text:span text:style-name="T1">7 Spring JDBC Template handles the exception and provides the informative</text:span></text:p>
      <text:p text:style-name="Standard"><text:span text:style-name="T1">exception messages by the help of excepion classes defined</text:span></text:p>
      <text:p text:style-name="Standard">a. org.springframework.dao package.</text:p>
      <text:p text:style-name="Standard">b. org.springframework.dao.exception</text:p>
      <text:p text:style-name="Standard">c. org.springframework.exception</text:p>
      <text:p text:style-name="Standard">d. Org.springframework.jdbc.exception</text:p>
      <text:p text:style-name="Standard"/>
      <text:p text:style-name="Standard"/>
      <text:p text:style-name="Standard"><text:span text:style-name="T1">8 We implement ............. interface to override the statement creation task.</text:span></text:p>
      <text:p text:style-name="Standard">a. PreparedStatement</text:p>
      <text:p text:style-name="Standard">b. PreparedStatementCreator</text:p>
      <text:p text:style-name="Standard">c. PreparedCreator</text:p>
      <text:p text:style-name="Standard">d. None of the mentioned</text:p>
      <text:p text:style-name="Standard"/>
      <text:p text:style-name="Standard"/>
      <text:p text:style-name="Standard"><text:soft-page-break/><text:span text:style-name="T1">9 Class which declares a number of overloaded update() template methods to control</text:span></text:p>
      <text:p text:style-name="Standard"><text:span text:style-name="T1">the overall update process.</text:span></text:p>
      <text:p text:style-name="Standard">a. org.springframework.jdbc.core.JdbcTemplate</text:p>
      <text:p text:style-name="Standard">b. org.springframework.jdbc.core.*</text:p>
      <text:p text:style-name="Standard">c. org.springframework.jdbc.*</text:p>
      <text:p text:style-name="Standard">d. none of the mentioned</text:p>
      <text:p text:style-name="Standard"/>
      <text:p text:style-name="Standard"/>
      <text:p text:style-name="Standard"><text:span text:style-name="T1">10 The JdbcTemplate class offers template method for batch update operations.</text:span></text:p>
      <text:p text:style-name="Standard">a. batchUpdate()</text:p>
      <text:p text:style-name="Standard">b. update()</text:p>
      <text:p text:style-name="Standard">c. all of the mentioned</text:p>
      <text:p text:style-name="Standard">d. none of the mentioned</text:p>
      <text:p text:style-name="Standard"/>
      <text:p text:style-name="Standard"/>
      <text:p text:style-name="Standard"><text:span text:style-name="T1">11 Class which declares a number of overloaded update() template methods to control</text:span></text:p>
      <text:p text:style-name="Standard"><text:span text:style-name="T1">the overall update process.</text:span></text:p>
      <text:p text:style-name="Standard">a. org.springframework.jdbc.core.JdbcTemplate</text:p>
      <text:p text:style-name="Standard">b. org.springframework.jdbc.core.*</text:p>
      <text:p text:style-name="Standard">c. org.springframework.jdbc.*</text:p>
      <text:p text:style-name="Standard">d. none of the mentioned</text:p>
      <text:p text:style-name="Standard"><text:soft-page-break/></text:p>
      <text:p text:style-name="Standard"/>
      <text:p text:style-name="Standard"/>
      <text:p text:style-name="Standard"><text:span text:style-name="T1">12 The JdbcTemplate class offers template method for batch update operations.</text:span></text:p>
      <text:p text:style-name="Standard">a. batchUpdate()</text:p>
      <text:p text:style-name="Standard">b. update()</text:p>
      <text:p text:style-name="Standard">c. all of the mentioned</text:p>
      <text:p text:style-name="Standard">d. none of the mentioned</text:p>
      <text:p text:style-name="Standard"/>
      <text:p text:style-name="Standard"/>
      <text:p text:style-name="Standard"><text:span text:style-name="T1">13 The JdbcTemplate class declares a number of overloaded query() template</text:span></text:p>
      <text:p text:style-name="Standard"><text:span text:style-name="T1">methods to control the overall query process.</text:span></text:p>
      <text:p text:style-name="Standard">a. True</text:p>
      <text:p text:style-name="Standard">b. False</text:p>
      <text:p text:style-name="Standard"/>
      <text:p text:style-name="Standard"/>
      <text:p text:style-name="Standard"><text:span text:style-name="T1">14 SimpleJdbcTemplate offers a convenient batch update method in the form of:-</text:span></text:p>
      <text:p text:style-name="Standard">a. Vector</text:p>
      <text:p text:style-name="Standard">b. Set</text:p>
      <text:p text:style-name="Standard">c. Map</text:p>
      <text:p text:style-name="Standard">d. List</text:p>
      <text:p text:style-name="Standard"><text:soft-page-break/></text:p>
      <text:p text:style-name="Standard"/>
      <text:p text:style-name="Standard"><text:span text:style-name="T1">15 Method to retrieve the JDBC template.</text:span></text:p>
      <text:p text:style-name="Standard">a. setJdbcTemplate()</text:p>
      <text:p text:style-name="Standard">b. getTemplate()</text:p>
      <text:p text:style-name="Standard">c. getJdbc()</text:p>
      <text:p text:style-name="Standard">d. getJdbcTemplate()</text:p>
      <text:p text:style-name="Standard"/>
      <text:p text:style-name="Standard"/>
      <text:p text:style-name="Standard"><text:span text:style-name="T1">16 The org.springframework.jdbc.core.support.JdbcDaoSupport class has a</text:span></text:p>
      <text:p text:style-name="Standard"><text:span text:style-name="T1">setDataSource() method and a setJdbcTemplate() method.</text:span></text:p>
      <text:p text:style-name="Standard">a. True</text:p>
      <text:p text:style-name="Standard">b. False</text:p>
      <text:p text:style-name="Standard"/>
      <text:p text:style-name="Standard"/>
      <text:p text:style-name="Standard"><text:span text:style-name="T1">17 Method which provides list of maps.</text:span></text:p>
      <text:p text:style-name="Standard">a. queryForList()</text:p>
      <text:p text:style-name="Standard">b. update</text:p>
      <text:p text:style-name="Standard">c. query()</text:p>
      <text:p text:style-name="Standard">d. all of the mentioned</text:p>
      <text:p text:style-name="Standard"/>
      <text:p text:style-name="Standard"><text:soft-page-break/></text:p>
      <text:p text:style-name="Standard"><text:span text:style-name="T1">18. SimpleJdbcTemplate class wraps the JdbcTemplate class and provides the update</text:span></text:p>
      <text:p text:style-name="Standard"><text:span text:style-name="T1">method where we can pass arbitrary number of arguments.</text:span></text:p>
      <text:p text:style-name="Standard">a. True</text:p>
      <text:p text:style-name="Standard">b. False</text:p>
      <text:p text:style-name="Standard"/>
      <text:p text:style-name="Standard"/>
      <text:p text:style-name="Standard"><text:span text:style-name="T1">19 It handles the exception and provides the informative exception messages by the</text:span></text:p>
      <text:p text:style-name="Standard"><text:span text:style-name="T1">help of excepion classes defined in the org.springframework.dao package.</text:span></text:p>
      <text:p text:style-name="Standard">a. True</text:p>
      <text:p text:style-name="Standard">b. False</text:p>
      <text:p text:style-name="Standard"/>
      <text:p text:style-name="Standard"/>
      <text:p text:style-name="Standard"><text:span text:style-name="T1">20 Which classes are present in spring JDBC API?</text:span></text:p>
      <text:p text:style-name="Standard">a. JdbcTemplateb. SimpleJdbcTemplate</text:p>
      <text:p text:style-name="Standard">c. NamedParameterJdbcTemplate</text:p>
      <text:p text:style-name="Standard">d. SimpleJdbcInsert</text:p>
      <text:p text:style-name="Standard">e. All of the abov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03" meta:word-count="488" meta:character-count="3380" meta:non-whitespace-character-count="2995"/>
    <meta:generator>LibreOfficeDev/6.0.5.2$Linux_X86_64 LibreOffice_project/</meta:generator>
  </office:meta>
</office:document-meta>
</file>